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dicional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0069" calcext:value-type="float">
            <text:p>0.0006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4:.C8])" office:value-type="float" office:value="0.000436" calcext:value-type="float">
            <text:p>0.000436</text:p>
          </table:table-cell>
          <table:table-cell table:formula="of:=AVERAGE([.D4:.D8])" office:value-type="float" office:value="0.000788" calcext:value-type="float">
            <text:p>0.000788</text:p>
          </table:table-cell>
          <table:table-cell table:formula="of:=AVERAGE([.E4:.E8])" office:value-type="float" office:value="0.000904" calcext:value-type="float">
            <text:p>0.000904</text:p>
          </table:table-cell>
          <table:table-cell table:formula="of:=AVERAGE([.F4:.F8])" office:value-type="float" office:value="0.000884" calcext:value-type="float">
            <text:p>0.000884</text:p>
          </table:table-cell>
          <table:table-cell table:formula="of:=AVERAGE([.G4:.G8])" office:value-type="float" office:value="0.0006" calcext:value-type="float">
            <text:p>0.0006</text:p>
          </table:table-cell>
          <table:table-cell table:formula="of:=AVERAGE([.H4:.H8])" office:value-type="float" office:value="0.000814" calcext:value-type="float">
            <text:p>0.000814</text:p>
          </table:table-cell>
          <table:table-cell table:formula="of:=AVERAGE([.I4:.I8])" office:value-type="float" office:value="0.00178" calcext:value-type="float">
            <text:p>0.00178</text:p>
          </table:table-cell>
          <table:table-cell table:formula="of:=AVERAGE([.J4:.J8])" office:value-type="float" office:value="0.000658" calcext:value-type="float">
            <text:p>0.000658</text:p>
          </table:table-cell>
          <table:table-cell table:formula="of:=AVERAGE([.K4:.K8])" office:value-type="float" office:value="0.000882" calcext:value-type="float">
            <text:p>0.000882</text:p>
          </table:table-cell>
          <table:table-cell table:formula="of:=AVERAGE([.L4:.L8])" office:value-type="float" office:value="0.000754" calcext:value-type="float">
            <text:p>0.000754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4:.C8])" office:value-type="float" office:value="0.000103101891350256" calcext:value-type="float">
            <text:p>0.00010310189135</text:p>
          </table:table-cell>
          <table:table-cell table:formula="of:=STDEV([.D4:.D8])" office:value-type="float" office:value="0.000188865031173058" calcext:value-type="float">
            <text:p>0.000188865031173</text:p>
          </table:table-cell>
          <table:table-cell table:formula="of:=STDEV([.E4:.E8])" office:value-type="float" office:value="0.000157257750206468" calcext:value-type="float">
            <text:p>0.000157257750206</text:p>
          </table:table-cell>
          <table:table-cell table:formula="of:=STDEV([.F4:.F8])" office:value-type="float" office:value="0.000245825141106438" calcext:value-type="float">
            <text:p>0.000245825141106</text:p>
          </table:table-cell>
          <table:table-cell table:formula="of:=STDEV([.G4:.G8])" office:value-type="float" office:value="0.000118532695911297" calcext:value-type="float">
            <text:p>0.000118532695911</text:p>
          </table:table-cell>
          <table:table-cell table:formula="of:=STDEV([.H4:.H8])" office:value-type="float" office:value="0.000134461890511773" calcext:value-type="float">
            <text:p>0.000134461890512</text:p>
          </table:table-cell>
          <table:table-cell table:formula="of:=STDEV([.I4:.I8])" office:value-type="float" office:value="0.000396232255123179" calcext:value-type="float">
            <text:p>0.000396232255123</text:p>
          </table:table-cell>
          <table:table-cell table:formula="of:=STDEV([.J4:.J8])" office:value-type="float" office:value="0.0000901110426085505" calcext:value-type="float">
            <text:p>9.01110426085505E-05</text:p>
          </table:table-cell>
          <table:table-cell table:formula="of:=STDEV([.K4:.K8])" office:value-type="float" office:value="0.000185391477689779" calcext:value-type="float">
            <text:p>0.00018539147769</text:p>
          </table:table-cell>
          <table:table-cell table:formula="of:=STDEV([.L4:.L8])" office:value-type="float" office:value="0.000102615788258922" calcext:value-type="float">
            <text:p>0.0001026157882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lternativo</text:p>
          </table:table-cell>
          <table:table-cell office:value-type="string" calcext:value-type="string">
            <text:p>tip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Aninhado, 1</text:p>
          </table:table-cell>
          <table:table-cell office:value-type="string" calcext:value-type="string">
            <text:p>Indice, 2</text:p>
          </table:table-cell>
          <table:table-cell office:value-type="string" calcext:value-type="string">
            <text:p>From, 3</text:p>
          </table:table-cell>
          <table:table-cell office:value-type="string" calcext:value-type="string">
            <text:p>Join, 4</text:p>
          </table:table-cell>
          <table:table-cell office:value-type="string" calcext:value-type="string">
            <text:p>Join, 5</text:p>
          </table:table-cell>
          <table:table-cell office:value-type="string" calcext:value-type="string">
            <text:p>From, 6</text:p>
          </table:table-cell>
          <table:table-cell office:value-type="string" calcext:value-type="string">
            <text:p>Indice, 7</text:p>
          </table:table-cell>
          <table:table-cell office:value-type="string" calcext:value-type="string">
            <text:p>Aninhado, 8</text:p>
          </table:table-cell>
          <table:table-cell office:value-type="string" calcext:value-type="string">
            <text:p>Join, 9</text:p>
          </table:table-cell>
          <table:table-cell office:value-type="string" calcext:value-type="string">
            <text:p>From, 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.00057" calcext:value-type="float">
            <text:p>0.00057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5:.C19])" office:value-type="float" office:value="0.000486" calcext:value-type="float">
            <text:p>0.000486</text:p>
          </table:table-cell>
          <table:table-cell table:formula="of:=AVERAGE([.D15:.D19])" office:value-type="float" office:value="0.000786" calcext:value-type="float">
            <text:p>0.000786</text:p>
          </table:table-cell>
          <table:table-cell table:formula="of:=AVERAGE([.E15:.E19])" office:value-type="float" office:value="0.000928" calcext:value-type="float">
            <text:p>0.000928</text:p>
          </table:table-cell>
          <table:table-cell table:formula="of:=AVERAGE([.F15:.F19])" office:value-type="float" office:value="0.001048" calcext:value-type="float">
            <text:p>0.001048</text:p>
          </table:table-cell>
          <table:table-cell table:formula="of:=AVERAGE([.G15:.G19])" office:value-type="float" office:value="0.000688" calcext:value-type="float">
            <text:p>0.000688</text:p>
          </table:table-cell>
          <table:table-cell table:formula="of:=AVERAGE([.H15:.H19])" office:value-type="float" office:value="0.000908" calcext:value-type="float">
            <text:p>0.000908</text:p>
          </table:table-cell>
          <table:table-cell table:formula="of:=AVERAGE([.I15:.I19])" office:value-type="float" office:value="0.00174" calcext:value-type="float">
            <text:p>0.00174</text:p>
          </table:table-cell>
          <table:table-cell table:formula="of:=AVERAGE([.J15:.J19])" office:value-type="float" office:value="0.00083" calcext:value-type="float">
            <text:p>0.00083</text:p>
          </table:table-cell>
          <table:table-cell table:formula="of:=AVERAGE([.K15:.K19])" office:value-type="float" office:value="0.000818" calcext:value-type="float">
            <text:p>0.000818</text:p>
          </table:table-cell>
          <table:table-cell table:formula="of:=AVERAGE([.L15:.L19])" office:value-type="float" office:value="0.000728" calcext:value-type="float">
            <text:p>0.000728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15:.C19])" office:value-type="float" office:value="0.0000844393273303382" calcext:value-type="float">
            <text:p>8.44393273303382E-05</text:p>
          </table:table-cell>
          <table:table-cell table:formula="of:=STDEV([.D15:.D19])" office:value-type="float" office:value="0.000186627972179949" calcext:value-type="float">
            <text:p>0.00018662797218</text:p>
          </table:table-cell>
          <table:table-cell table:formula="of:=STDEV([.E15:.E19])" office:value-type="float" office:value="0.000178241409330155" calcext:value-type="float">
            <text:p>0.00017824140933</text:p>
          </table:table-cell>
          <table:table-cell table:formula="of:=STDEV([.F15:.F19])" office:value-type="float" office:value="0.000356047749606707" calcext:value-type="float">
            <text:p>0.000356047749607</text:p>
          </table:table-cell>
          <table:table-cell table:formula="of:=STDEV([.G15:.G19])" office:value-type="float" office:value="0.000187536663082182" calcext:value-type="float">
            <text:p>0.000187536663082</text:p>
          </table:table-cell>
          <table:table-cell table:formula="of:=STDEV([.H15:.H19])" office:value-type="float" office:value="0.000181300854934554" calcext:value-type="float">
            <text:p>0.000181300854935</text:p>
          </table:table-cell>
          <table:table-cell table:formula="of:=STDEV([.I15:.I19])" office:value-type="float" office:value="0.000472228758124704" calcext:value-type="float">
            <text:p>0.000472228758125</text:p>
          </table:table-cell>
          <table:table-cell table:formula="of:=STDEV([.J15:.J19])" office:value-type="float" office:value="0.000188812075884992" calcext:value-type="float">
            <text:p>0.000188812075885</text:p>
          </table:table-cell>
          <table:table-cell table:formula="of:=STDEV([.K15:.K19])" office:value-type="float" office:value="0.000242115674833332" calcext:value-type="float">
            <text:p>0.000242115674833</text:p>
          </table:table-cell>
          <table:table-cell table:formula="of:=STDEV([.L15:.L19])" office:value-type="float" office:value="0.000275626558952507" calcext:value-type="float">
            <text:p>0.0002756265589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formula="of:=[.C21]-[.C10]" office:value-type="float" office:value="0.0000499999999999999" calcext:value-type="float">
            <text:p>4.99999999999999E-05</text:p>
          </table:table-cell>
          <table:table-cell table:formula="of:=[.D21]-[.D10]" office:value-type="float" office:value="-0.00000199999999999994" calcext:value-type="float">
            <text:p>-1.99999999999994E-06</text:p>
          </table:table-cell>
          <table:table-cell table:formula="of:=[.E21]-[.E10]" office:value-type="float" office:value="0.0000240000000000001" calcext:value-type="float">
            <text:p>2.40000000000001E-05</text:p>
          </table:table-cell>
          <table:table-cell table:formula="of:=[.F21]-[.F10]" office:value-type="float" office:value="0.000164" calcext:value-type="float">
            <text:p>0.000164</text:p>
          </table:table-cell>
          <table:table-cell table:formula="of:=[.G21]-[.G10]" office:value-type="float" office:value="0.000088" calcext:value-type="float">
            <text:p>8.8E-05</text:p>
          </table:table-cell>
          <table:table-cell table:formula="of:=[.H21]-[.H10]" office:value-type="float" office:value="0.000094" calcext:value-type="float">
            <text:p>9.4E-05</text:p>
          </table:table-cell>
          <table:table-cell table:formula="of:=[.I21]-[.I10]" office:value-type="float" office:value="-0.0000399999999999997" calcext:value-type="float">
            <text:p>-3.99999999999997E-05</text:p>
          </table:table-cell>
          <table:table-cell table:formula="of:=[.J21]-[.J10]" office:value-type="float" office:value="0.000172" calcext:value-type="float">
            <text:p>0.000172</text:p>
          </table:table-cell>
          <table:table-cell table:formula="of:=[.K21]-[.K10]" office:value-type="float" office:value="-0.0000640000000000003" calcext:value-type="float">
            <text:p>-6.40000000000003E-05</text:p>
          </table:table-cell>
          <table:table-cell table:formula="of:=[.L21]-[.L10]" office:value-type="float" office:value="-0.000026" calcext:value-type="float">
            <text:p>-2.6E-05</text:p>
          </table:table-cell>
        </table:table-row>
        <table:table-row table:style-name="ro1">
          <table:table-cell/>
          <table:table-cell office:value-type="string" calcext:value-type="string">
            <text:p>perc</text:p>
          </table:table-cell>
          <table:table-cell table:formula="of:=[.C24]/[.C10]" office:value-type="float" office:value="0.114678899082569" calcext:value-type="float">
            <text:p>0.114678899082569</text:p>
          </table:table-cell>
          <table:table-cell table:formula="of:=[.D24]/[.D10]" office:value-type="float" office:value="-0.00253807106598977" calcext:value-type="float">
            <text:p>-0.00253807106599</text:p>
          </table:table-cell>
          <table:table-cell table:formula="of:=[.E24]/[.E10]" office:value-type="float" office:value="0.0265486725663718" calcext:value-type="float">
            <text:p>0.026548672566372</text:p>
          </table:table-cell>
          <table:table-cell table:formula="of:=[.F24]/[.F10]" office:value-type="float" office:value="0.18552036199095" calcext:value-type="float">
            <text:p>0.18552036199095</text:p>
          </table:table-cell>
          <table:table-cell table:formula="of:=[.G24]/[.G10]" office:value-type="float" office:value="0.146666666666667" calcext:value-type="float">
            <text:p>0.146666666666667</text:p>
          </table:table-cell>
          <table:table-cell table:formula="of:=[.H24]/[.H10]" office:value-type="float" office:value="0.115479115479115" calcext:value-type="float">
            <text:p>0.115479115479115</text:p>
          </table:table-cell>
          <table:table-cell table:formula="of:=[.I24]/[.I10]" office:value-type="float" office:value="-0.0224719101123594" calcext:value-type="float">
            <text:p>-0.022471910112359</text:p>
          </table:table-cell>
          <table:table-cell table:formula="of:=[.J24]/[.J10]" office:value-type="float" office:value="0.261398176291793" calcext:value-type="float">
            <text:p>0.261398176291793</text:p>
          </table:table-cell>
          <table:table-cell table:formula="of:=[.K24]/[.K10]" office:value-type="float" office:value="-0.0725623582766443" calcext:value-type="float">
            <text:p>-0.072562358276644</text:p>
          </table:table-cell>
          <table:table-cell table:formula="of:=[.L24]/[.L10]" office:value-type="float" office:value="-0.0344827586206896" calcext:value-type="float">
            <text:p>-0.03448275862069</text:p>
          </table:table-cell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formula="of:=[$Sheet1.B2]" office:value-type="string" office:string-value="tradicional" calcext:value-type="string">
            <text:p>tradicional</text:p>
          </table:table-cell>
          <table:table-cell table:formula="of:=[$Sheet1.C2]" office:value-type="string" office:string-value="querry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table:formula="of:=[$Sheet1.B3]" office:value-type="string" office:string-value="time" calcext:value-type="string">
            <text:p>time</text:p>
          </table:table-cell>
          <table:table-cell table:formula="of:=[$Sheet1.C3]" office:value-type="float" office:value="1" calcext:value-type="float">
            <text:p>1</text:p>
          </table:table-cell>
          <table:table-cell table:formula="of:=[$Sheet1.D3]" office:value-type="float" office:value="2" calcext:value-type="float">
            <text:p>2</text:p>
          </table:table-cell>
          <table:table-cell table:formula="of:=[$Sheet1.E3]" office:value-type="float" office:value="3" calcext:value-type="float">
            <text:p>3</text:p>
          </table:table-cell>
          <table:table-cell table:formula="of:=[$Sheet1.F3]" office:value-type="float" office:value="4" calcext:value-type="float">
            <text:p>4</text:p>
          </table:table-cell>
          <table:table-cell table:formula="of:=[$Sheet1.G3]" office:value-type="float" office:value="5" calcext:value-type="float">
            <text:p>5</text:p>
          </table:table-cell>
          <table:table-cell table:formula="of:=[$Sheet1.H3]" office:value-type="float" office:value="6" calcext:value-type="float">
            <text:p>6</text:p>
          </table:table-cell>
          <table:table-cell table:formula="of:=[$Sheet1.I3]" office:value-type="float" office:value="7" calcext:value-type="float">
            <text:p>7</text:p>
          </table:table-cell>
          <table:table-cell table:formula="of:=[$Sheet1.J3]" office:value-type="float" office:value="8" calcext:value-type="float">
            <text:p>8</text:p>
          </table:table-cell>
          <table:table-cell table:formula="of:=[$Sheet1.K3]" office:value-type="float" office:value="9" calcext:value-type="float">
            <text:p>9</text:p>
          </table:table-cell>
          <table:table-cell table:formula="of:=[$Sheet1.L3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$Sheet1.B4]" office:value-type="float" office:value="1" calcext:value-type="float">
            <text:p>1</text:p>
          </table:table-cell>
          <table:table-cell table:formula="of:=[$Sheet1.C4]*1000" office:value-type="float" office:value="0.41" calcext:value-type="float">
            <text:p>0.41</text:p>
          </table:table-cell>
          <table:table-cell table:formula="of:=[$Sheet1.D4]*1000" office:value-type="float" office:value="0.78" calcext:value-type="float">
            <text:p>0.78</text:p>
          </table:table-cell>
          <table:table-cell table:formula="of:=[$Sheet1.E4]*1000" office:value-type="float" office:value="1.1" calcext:value-type="float">
            <text:p>1.1</text:p>
          </table:table-cell>
          <table:table-cell table:formula="of:=[$Sheet1.F4]*1000" office:value-type="float" office:value="1.2" calcext:value-type="float">
            <text:p>1.2</text:p>
          </table:table-cell>
          <table:table-cell table:formula="of:=[$Sheet1.G4]*1000" office:value-type="float" office:value="0.54" calcext:value-type="float">
            <text:p>0.54</text:p>
          </table:table-cell>
          <table:table-cell table:formula="of:=[$Sheet1.H4]*1000" office:value-type="float" office:value="0.85" calcext:value-type="float">
            <text:p>0.85</text:p>
          </table:table-cell>
          <table:table-cell table:formula="of:=[$Sheet1.I4]*1000" office:value-type="float" office:value="1.7" calcext:value-type="float">
            <text:p>1.7</text:p>
          </table:table-cell>
          <table:table-cell table:formula="of:=[$Sheet1.J4]*1000" office:value-type="float" office:value="0.51" calcext:value-type="float">
            <text:p>0.51</text:p>
          </table:table-cell>
          <table:table-cell table:formula="of:=[$Sheet1.K4]*1000" office:value-type="float" office:value="1" calcext:value-type="float">
            <text:p>1</text:p>
          </table:table-cell>
          <table:table-cell table:formula="of:=[$Sheet1.L4]*1000" office:value-type="float" office:value="0.58" calcext:value-type="float">
            <text:p>0.58</text:p>
          </table:table-cell>
        </table:table-row>
        <table:table-row table:style-name="ro1">
          <table:table-cell/>
          <table:table-cell table:formula="of:=[$Sheet1.B5]" office:value-type="float" office:value="2" calcext:value-type="float">
            <text:p>2</text:p>
          </table:table-cell>
          <table:table-cell table:formula="of:=[$Sheet1.C5]*1000" office:value-type="float" office:value="0.36" calcext:value-type="float">
            <text:p>0.36</text:p>
          </table:table-cell>
          <table:table-cell table:formula="of:=[$Sheet1.D5]*1000" office:value-type="float" office:value="0.6" calcext:value-type="float">
            <text:p>0.6</text:p>
          </table:table-cell>
          <table:table-cell table:formula="of:=[$Sheet1.E5]*1000" office:value-type="float" office:value="0.9" calcext:value-type="float">
            <text:p>0.9</text:p>
          </table:table-cell>
          <table:table-cell table:formula="of:=[$Sheet1.F5]*1000" office:value-type="float" office:value="1.1" calcext:value-type="float">
            <text:p>1.1</text:p>
          </table:table-cell>
          <table:table-cell table:formula="of:=[$Sheet1.G5]*1000" office:value-type="float" office:value="0.8" calcext:value-type="float">
            <text:p>0.8</text:p>
          </table:table-cell>
          <table:table-cell table:formula="of:=[$Sheet1.H5]*1000" office:value-type="float" office:value="0.98" calcext:value-type="float">
            <text:p>0.98</text:p>
          </table:table-cell>
          <table:table-cell table:formula="of:=[$Sheet1.I5]*1000" office:value-type="float" office:value="1.4" calcext:value-type="float">
            <text:p>1.4</text:p>
          </table:table-cell>
          <table:table-cell table:formula="of:=[$Sheet1.J5]*1000" office:value-type="float" office:value="0.69" calcext:value-type="float">
            <text:p>0.69</text:p>
          </table:table-cell>
          <table:table-cell table:formula="of:=[$Sheet1.K5]*1000" office:value-type="float" office:value="0.85" calcext:value-type="float">
            <text:p>0.85</text:p>
          </table:table-cell>
          <table:table-cell table:formula="of:=[$Sheet1.L5]*1000" office:value-type="float" office:value="0.8" calcext:value-type="float">
            <text:p>0.8</text:p>
          </table:table-cell>
        </table:table-row>
        <table:table-row table:style-name="ro1">
          <table:table-cell/>
          <table:table-cell table:formula="of:=[$Sheet1.B6]" office:value-type="float" office:value="3" calcext:value-type="float">
            <text:p>3</text:p>
          </table:table-cell>
          <table:table-cell table:formula="of:=[$Sheet1.C6]*1000" office:value-type="float" office:value="0.44" calcext:value-type="float">
            <text:p>0.44</text:p>
          </table:table-cell>
          <table:table-cell table:formula="of:=[$Sheet1.D6]*1000" office:value-type="float" office:value="1.1" calcext:value-type="float">
            <text:p>1.1</text:p>
          </table:table-cell>
          <table:table-cell table:formula="of:=[$Sheet1.E6]*1000" office:value-type="float" office:value="1" calcext:value-type="float">
            <text:p>1</text:p>
          </table:table-cell>
          <table:table-cell table:formula="of:=[$Sheet1.F6]*1000" office:value-type="float" office:value="0.73" calcext:value-type="float">
            <text:p>0.73</text:p>
          </table:table-cell>
          <table:table-cell table:formula="of:=[$Sheet1.G6]*1000" office:value-type="float" office:value="0.49" calcext:value-type="float">
            <text:p>0.49</text:p>
          </table:table-cell>
          <table:table-cell table:formula="of:=[$Sheet1.H6]*1000" office:value-type="float" office:value="0.72" calcext:value-type="float">
            <text:p>0.72</text:p>
          </table:table-cell>
          <table:table-cell table:formula="of:=[$Sheet1.I6]*1000" office:value-type="float" office:value="1.5" calcext:value-type="float">
            <text:p>1.5</text:p>
          </table:table-cell>
          <table:table-cell table:formula="of:=[$Sheet1.J6]*1000" office:value-type="float" office:value="0.75" calcext:value-type="float">
            <text:p>0.75</text:p>
          </table:table-cell>
          <table:table-cell table:formula="of:=[$Sheet1.K6]*1000" office:value-type="float" office:value="0.85" calcext:value-type="float">
            <text:p>0.85</text:p>
          </table:table-cell>
          <table:table-cell table:formula="of:=[$Sheet1.L6]*1000" office:value-type="float" office:value="0.77" calcext:value-type="float">
            <text:p>0.77</text:p>
          </table:table-cell>
        </table:table-row>
        <table:table-row table:style-name="ro1">
          <table:table-cell/>
          <table:table-cell table:formula="of:=[$Sheet1.B7]" office:value-type="float" office:value="4" calcext:value-type="float">
            <text:p>4</text:p>
          </table:table-cell>
          <table:table-cell table:formula="of:=[$Sheet1.C7]*1000" office:value-type="float" office:value="0.61" calcext:value-type="float">
            <text:p>0.61</text:p>
          </table:table-cell>
          <table:table-cell table:formula="of:=[$Sheet1.D7]*1000" office:value-type="float" office:value="0.77" calcext:value-type="float">
            <text:p>0.77</text:p>
          </table:table-cell>
          <table:table-cell table:formula="of:=[$Sheet1.E7]*1000" office:value-type="float" office:value="0.83" calcext:value-type="float">
            <text:p>0.83</text:p>
          </table:table-cell>
          <table:table-cell table:formula="of:=[$Sheet1.F7]*1000" office:value-type="float" office:value="0.69" calcext:value-type="float">
            <text:p>0.69</text:p>
          </table:table-cell>
          <table:table-cell table:formula="of:=[$Sheet1.G7]*1000" office:value-type="float" office:value="0.58" calcext:value-type="float">
            <text:p>0.58</text:p>
          </table:table-cell>
          <table:table-cell table:formula="of:=[$Sheet1.H7]*1000" office:value-type="float" office:value="0.88" calcext:value-type="float">
            <text:p>0.88</text:p>
          </table:table-cell>
          <table:table-cell table:formula="of:=[$Sheet1.I7]*1000" office:value-type="float" office:value="1.9" calcext:value-type="float">
            <text:p>1.9</text:p>
          </table:table-cell>
          <table:table-cell table:formula="of:=[$Sheet1.J7]*1000" office:value-type="float" office:value="0.65" calcext:value-type="float">
            <text:p>0.65</text:p>
          </table:table-cell>
          <table:table-cell table:formula="of:=[$Sheet1.K7]*1000" office:value-type="float" office:value="0.61" calcext:value-type="float">
            <text:p>0.61</text:p>
          </table:table-cell>
          <table:table-cell table:formula="of:=[$Sheet1.L7]*1000" office:value-type="float" office:value="0.77" calcext:value-type="float">
            <text:p>0.77</text:p>
          </table:table-cell>
        </table:table-row>
        <table:table-row table:style-name="ro1">
          <table:table-cell/>
          <table:table-cell table:formula="of:=[$Sheet1.B8]" office:value-type="float" office:value="5" calcext:value-type="float">
            <text:p>5</text:p>
          </table:table-cell>
          <table:table-cell table:formula="of:=[$Sheet1.C8]*1000" office:value-type="float" office:value="0.36" calcext:value-type="float">
            <text:p>0.36</text:p>
          </table:table-cell>
          <table:table-cell table:formula="of:=[$Sheet1.D8]*1000" office:value-type="float" office:value="0.69" calcext:value-type="float">
            <text:p>0.69</text:p>
          </table:table-cell>
          <table:table-cell table:formula="of:=[$Sheet1.E8]*1000" office:value-type="float" office:value="0.69" calcext:value-type="float">
            <text:p>0.69</text:p>
          </table:table-cell>
          <table:table-cell table:formula="of:=[$Sheet1.F8]*1000" office:value-type="float" office:value="0.7" calcext:value-type="float">
            <text:p>0.7</text:p>
          </table:table-cell>
          <table:table-cell table:formula="of:=[$Sheet1.G8]*1000" office:value-type="float" office:value="0.59" calcext:value-type="float">
            <text:p>0.59</text:p>
          </table:table-cell>
          <table:table-cell table:formula="of:=[$Sheet1.H8]*1000" office:value-type="float" office:value="0.64" calcext:value-type="float">
            <text:p>0.64</text:p>
          </table:table-cell>
          <table:table-cell table:formula="of:=[$Sheet1.I8]*1000" office:value-type="float" office:value="2.4" calcext:value-type="float">
            <text:p>2.4</text:p>
          </table:table-cell>
          <table:table-cell table:formula="of:=[$Sheet1.J8]*1000" office:value-type="float" office:value="0.69" calcext:value-type="float">
            <text:p>0.69</text:p>
          </table:table-cell>
          <table:table-cell table:formula="of:=[$Sheet1.K8]*1000" office:value-type="float" office:value="1.1" calcext:value-type="float">
            <text:p>1.1</text:p>
          </table:table-cell>
          <table:table-cell table:formula="of:=[$Sheet1.L8]*1000" office:value-type="float" office:value="0.85" calcext:value-type="float">
            <text:p>0.85</text:p>
          </table:table-cell>
        </table:table-row>
        <table:table-row table:style-name="ro1">
          <table:table-cell/>
          <table:table-cell table:formula="of:=[$Sheet1.B9]" office:value-type="float" office:value="0" calcext:value-type="float">
            <text:p>0</text:p>
          </table:table-cell>
          <table:table-cell table:formula="of:=[$Sheet1.C9]*1000" office:value-type="float" office:value="0" calcext:value-type="float">
            <text:p>0</text:p>
          </table:table-cell>
          <table:table-cell table:formula="of:=[$Sheet1.D9]*1000" office:value-type="float" office:value="0" calcext:value-type="float">
            <text:p>0</text:p>
          </table:table-cell>
          <table:table-cell table:formula="of:=[$Sheet1.E9]*1000" office:value-type="float" office:value="0" calcext:value-type="float">
            <text:p>0</text:p>
          </table:table-cell>
          <table:table-cell table:formula="of:=[$Sheet1.F9]*1000" office:value-type="float" office:value="0" calcext:value-type="float">
            <text:p>0</text:p>
          </table:table-cell>
          <table:table-cell table:formula="of:=[$Sheet1.G9]*1000" office:value-type="float" office:value="0" calcext:value-type="float">
            <text:p>0</text:p>
          </table:table-cell>
          <table:table-cell table:formula="of:=[$Sheet1.H9]*1000" office:value-type="float" office:value="0" calcext:value-type="float">
            <text:p>0</text:p>
          </table:table-cell>
          <table:table-cell table:formula="of:=[$Sheet1.I9]*1000" office:value-type="float" office:value="0" calcext:value-type="float">
            <text:p>0</text:p>
          </table:table-cell>
          <table:table-cell table:formula="of:=[$Sheet1.J9]*1000" office:value-type="float" office:value="0" calcext:value-type="float">
            <text:p>0</text:p>
          </table:table-cell>
          <table:table-cell table:formula="of:=[$Sheet1.K9]*1000" office:value-type="float" office:value="0" calcext:value-type="float">
            <text:p>0</text:p>
          </table:table-cell>
          <table:table-cell table:formula="of:=[$Sheet1.L9]*1000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heet1.B10]" office:value-type="string" office:string-value="mean" calcext:value-type="string">
            <text:p>mean</text:p>
          </table:table-cell>
          <table:table-cell table:formula="of:=[$Sheet1.C10]*1000" office:value-type="float" office:value="0.436" calcext:value-type="float">
            <text:p>0.436</text:p>
          </table:table-cell>
          <table:table-cell table:formula="of:=[$Sheet1.D10]*1000" office:value-type="float" office:value="0.788" calcext:value-type="float">
            <text:p>0.788</text:p>
          </table:table-cell>
          <table:table-cell table:formula="of:=[$Sheet1.E10]*1000" office:value-type="float" office:value="0.904" calcext:value-type="float">
            <text:p>0.904</text:p>
          </table:table-cell>
          <table:table-cell table:formula="of:=[$Sheet1.F10]*1000" office:value-type="float" office:value="0.884" calcext:value-type="float">
            <text:p>0.884</text:p>
          </table:table-cell>
          <table:table-cell table:formula="of:=[$Sheet1.G10]*1000" office:value-type="float" office:value="0.6" calcext:value-type="float">
            <text:p>0.6</text:p>
          </table:table-cell>
          <table:table-cell table:formula="of:=[$Sheet1.H10]*1000" office:value-type="float" office:value="0.814" calcext:value-type="float">
            <text:p>0.814</text:p>
          </table:table-cell>
          <table:table-cell table:formula="of:=[$Sheet1.I10]*1000" office:value-type="float" office:value="1.78" calcext:value-type="float">
            <text:p>1.78</text:p>
          </table:table-cell>
          <table:table-cell table:formula="of:=[$Sheet1.J10]*1000" office:value-type="float" office:value="0.658" calcext:value-type="float">
            <text:p>0.658</text:p>
          </table:table-cell>
          <table:table-cell table:formula="of:=[$Sheet1.K10]*1000" office:value-type="float" office:value="0.882" calcext:value-type="float">
            <text:p>0.882</text:p>
          </table:table-cell>
          <table:table-cell table:formula="of:=[$Sheet1.L10]*1000" office:value-type="float" office:value="0.754" calcext:value-type="float">
            <text:p>0.754</text:p>
          </table:table-cell>
        </table:table-row>
        <table:table-row table:style-name="ro1">
          <table:table-cell/>
          <table:table-cell table:formula="of:=[$Sheet1.B11]" office:value-type="string" office:string-value="sd" calcext:value-type="string">
            <text:p>sd</text:p>
          </table:table-cell>
          <table:table-cell table:formula="of:=[$Sheet1.C11]*1000" office:value-type="float" office:value="0.103101891350256" calcext:value-type="float">
            <text:p>0.103101891350256</text:p>
          </table:table-cell>
          <table:table-cell table:formula="of:=[$Sheet1.D11]*1000" office:value-type="float" office:value="0.188865031173058" calcext:value-type="float">
            <text:p>0.188865031173058</text:p>
          </table:table-cell>
          <table:table-cell table:formula="of:=[$Sheet1.E11]*1000" office:value-type="float" office:value="0.157257750206468" calcext:value-type="float">
            <text:p>0.157257750206468</text:p>
          </table:table-cell>
          <table:table-cell table:formula="of:=[$Sheet1.F11]*1000" office:value-type="float" office:value="0.245825141106438" calcext:value-type="float">
            <text:p>0.245825141106438</text:p>
          </table:table-cell>
          <table:table-cell table:formula="of:=[$Sheet1.G11]*1000" office:value-type="float" office:value="0.118532695911297" calcext:value-type="float">
            <text:p>0.118532695911297</text:p>
          </table:table-cell>
          <table:table-cell table:formula="of:=[$Sheet1.H11]*1000" office:value-type="float" office:value="0.134461890511773" calcext:value-type="float">
            <text:p>0.134461890511773</text:p>
          </table:table-cell>
          <table:table-cell table:formula="of:=[$Sheet1.I11]*1000" office:value-type="float" office:value="0.396232255123179" calcext:value-type="float">
            <text:p>0.396232255123179</text:p>
          </table:table-cell>
          <table:table-cell table:formula="of:=[$Sheet1.J11]*1000" office:value-type="float" office:value="0.0901110426085505" calcext:value-type="float">
            <text:p>0.090111042608551</text:p>
          </table:table-cell>
          <table:table-cell table:formula="of:=[$Sheet1.K11]*1000" office:value-type="float" office:value="0.185391477689779" calcext:value-type="float">
            <text:p>0.185391477689779</text:p>
          </table:table-cell>
          <table:table-cell table:formula="of:=[$Sheet1.L11]*1000" office:value-type="float" office:value="0.102615788258922" calcext:value-type="float">
            <text:p>0.1026157882589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[$Sheet1.B13]" office:value-type="string" office:string-value="alternativo" calcext:value-type="string">
            <text:p>alternativo</text:p>
          </table:table-cell>
          <table:table-cell table:formula="of:=[$Sheet1.C13]" office:value-type="string" office:string-value="tipo" calcext:value-type="string">
            <text:p>tipo</text:p>
          </table:table-cell>
          <table:table-cell table:number-columns-repeated="9"/>
        </table:table-row>
        <table:table-row table:style-name="ro1">
          <table:table-cell/>
          <table:table-cell table:formula="of:=[$Sheet1.B14]" office:value-type="string" office:string-value="time" calcext:value-type="string">
            <text:p>time</text:p>
          </table:table-cell>
          <table:table-cell table:formula="of:=[$Sheet1.C14]" office:value-type="string" office:string-value="Aninhado, 1" calcext:value-type="string">
            <text:p>Aninhado, 1</text:p>
          </table:table-cell>
          <table:table-cell table:formula="of:=[$Sheet1.D14]" office:value-type="string" office:string-value="Indice, 2" calcext:value-type="string">
            <text:p>Indice, 2</text:p>
          </table:table-cell>
          <table:table-cell table:formula="of:=[$Sheet1.E14]" office:value-type="string" office:string-value="From, 3" calcext:value-type="string">
            <text:p>From, 3</text:p>
          </table:table-cell>
          <table:table-cell table:formula="of:=[$Sheet1.F14]" office:value-type="string" office:string-value="Join, 4" calcext:value-type="string">
            <text:p>Join, 4</text:p>
          </table:table-cell>
          <table:table-cell table:formula="of:=[$Sheet1.G14]" office:value-type="string" office:string-value="Join, 5" calcext:value-type="string">
            <text:p>Join, 5</text:p>
          </table:table-cell>
          <table:table-cell table:formula="of:=[$Sheet1.H14]" office:value-type="string" office:string-value="From, 6" calcext:value-type="string">
            <text:p>From, 6</text:p>
          </table:table-cell>
          <table:table-cell table:formula="of:=[$Sheet1.I14]" office:value-type="string" office:string-value="Indice, 7" calcext:value-type="string">
            <text:p>Indice, 7</text:p>
          </table:table-cell>
          <table:table-cell table:formula="of:=[$Sheet1.J14]" office:value-type="string" office:string-value="Aninhado, 8" calcext:value-type="string">
            <text:p>Aninhado, 8</text:p>
          </table:table-cell>
          <table:table-cell table:formula="of:=[$Sheet1.K14]" office:value-type="string" office:string-value="Join, 9" calcext:value-type="string">
            <text:p>Join, 9</text:p>
          </table:table-cell>
          <table:table-cell table:formula="of:=[$Sheet1.L14]" office:value-type="string" office:string-value="From, 10" calcext:value-type="string">
            <text:p>From, 10</text:p>
          </table:table-cell>
        </table:table-row>
        <table:table-row table:style-name="ro1">
          <table:table-cell/>
          <table:table-cell table:formula="of:=[$Sheet1.B15]" office:value-type="float" office:value="1" calcext:value-type="float">
            <text:p>1</text:p>
          </table:table-cell>
          <table:table-cell table:formula="of:=[$Sheet1.C15]*1000" office:value-type="float" office:value="0.59" calcext:value-type="float">
            <text:p>0.59</text:p>
          </table:table-cell>
          <table:table-cell table:formula="of:=[$Sheet1.D15]*1000" office:value-type="float" office:value="0.72" calcext:value-type="float">
            <text:p>0.72</text:p>
          </table:table-cell>
          <table:table-cell table:formula="of:=[$Sheet1.E15]*1000" office:value-type="float" office:value="1.1" calcext:value-type="float">
            <text:p>1.1</text:p>
          </table:table-cell>
          <table:table-cell table:formula="of:=[$Sheet1.F15]*1000" office:value-type="float" office:value="0.77" calcext:value-type="float">
            <text:p>0.77</text:p>
          </table:table-cell>
          <table:table-cell table:formula="of:=[$Sheet1.G15]*1000" office:value-type="float" office:value="0.69" calcext:value-type="float">
            <text:p>0.69</text:p>
          </table:table-cell>
          <table:table-cell table:formula="of:=[$Sheet1.H15]*1000" office:value-type="float" office:value="0.87" calcext:value-type="float">
            <text:p>0.87</text:p>
          </table:table-cell>
          <table:table-cell table:formula="of:=[$Sheet1.I15]*1000" office:value-type="float" office:value="1.3" calcext:value-type="float">
            <text:p>1.3</text:p>
          </table:table-cell>
          <table:table-cell table:formula="of:=[$Sheet1.J15]*1000" office:value-type="float" office:value="0.95" calcext:value-type="float">
            <text:p>0.95</text:p>
          </table:table-cell>
          <table:table-cell table:formula="of:=[$Sheet1.K15]*1000" office:value-type="float" office:value="0.56" calcext:value-type="float">
            <text:p>0.56</text:p>
          </table:table-cell>
          <table:table-cell table:formula="of:=[$Sheet1.L15]*1000" office:value-type="float" office:value="0.63" calcext:value-type="float">
            <text:p>0.63</text:p>
          </table:table-cell>
        </table:table-row>
        <table:table-row table:style-name="ro1">
          <table:table-cell/>
          <table:table-cell table:formula="of:=[$Sheet1.B16]" office:value-type="float" office:value="2" calcext:value-type="float">
            <text:p>2</text:p>
          </table:table-cell>
          <table:table-cell table:formula="of:=[$Sheet1.C16]*1000" office:value-type="float" office:value="0.41" calcext:value-type="float">
            <text:p>0.41</text:p>
          </table:table-cell>
          <table:table-cell table:formula="of:=[$Sheet1.D16]*1000" office:value-type="float" office:value="1" calcext:value-type="float">
            <text:p>1</text:p>
          </table:table-cell>
          <table:table-cell table:formula="of:=[$Sheet1.E16]*1000" office:value-type="float" office:value="0.68" calcext:value-type="float">
            <text:p>0.68</text:p>
          </table:table-cell>
          <table:table-cell table:formula="of:=[$Sheet1.F16]*1000" office:value-type="float" office:value="1.6" calcext:value-type="float">
            <text:p>1.6</text:p>
          </table:table-cell>
          <table:table-cell table:formula="of:=[$Sheet1.G16]*1000" office:value-type="float" office:value="0.63" calcext:value-type="float">
            <text:p>0.63</text:p>
          </table:table-cell>
          <table:table-cell table:formula="of:=[$Sheet1.H16]*1000" office:value-type="float" office:value="1.2" calcext:value-type="float">
            <text:p>1.2</text:p>
          </table:table-cell>
          <table:table-cell table:formula="of:=[$Sheet1.I16]*1000" office:value-type="float" office:value="2.2" calcext:value-type="float">
            <text:p>2.2</text:p>
          </table:table-cell>
          <table:table-cell table:formula="of:=[$Sheet1.J16]*1000" office:value-type="float" office:value="0.69" calcext:value-type="float">
            <text:p>0.69</text:p>
          </table:table-cell>
          <table:table-cell table:formula="of:=[$Sheet1.K16]*1000" office:value-type="float" office:value="1.1" calcext:value-type="float">
            <text:p>1.1</text:p>
          </table:table-cell>
          <table:table-cell table:formula="of:=[$Sheet1.L16]*1000" office:value-type="float" office:value="0.73" calcext:value-type="float">
            <text:p>0.73</text:p>
          </table:table-cell>
        </table:table-row>
        <table:table-row table:style-name="ro1">
          <table:table-cell/>
          <table:table-cell table:formula="of:=[$Sheet1.B17]" office:value-type="float" office:value="3" calcext:value-type="float">
            <text:p>3</text:p>
          </table:table-cell>
          <table:table-cell table:formula="of:=[$Sheet1.C17]*1000" office:value-type="float" office:value="0.46" calcext:value-type="float">
            <text:p>0.46</text:p>
          </table:table-cell>
          <table:table-cell table:formula="of:=[$Sheet1.D17]*1000" office:value-type="float" office:value="0.61" calcext:value-type="float">
            <text:p>0.61</text:p>
          </table:table-cell>
          <table:table-cell table:formula="of:=[$Sheet1.E17]*1000" office:value-type="float" office:value="0.85" calcext:value-type="float">
            <text:p>0.85</text:p>
          </table:table-cell>
          <table:table-cell table:formula="of:=[$Sheet1.F17]*1000" office:value-type="float" office:value="0.91" calcext:value-type="float">
            <text:p>0.91</text:p>
          </table:table-cell>
          <table:table-cell table:formula="of:=[$Sheet1.G17]*1000" office:value-type="float" office:value="0.62" calcext:value-type="float">
            <text:p>0.62</text:p>
          </table:table-cell>
          <table:table-cell table:formula="of:=[$Sheet1.H17]*1000" office:value-type="float" office:value="0.9" calcext:value-type="float">
            <text:p>0.9</text:p>
          </table:table-cell>
          <table:table-cell table:formula="of:=[$Sheet1.I17]*1000" office:value-type="float" office:value="1.4" calcext:value-type="float">
            <text:p>1.4</text:p>
          </table:table-cell>
          <table:table-cell table:formula="of:=[$Sheet1.J17]*1000" office:value-type="float" office:value="0.94" calcext:value-type="float">
            <text:p>0.94</text:p>
          </table:table-cell>
          <table:table-cell table:formula="of:=[$Sheet1.K17]*1000" office:value-type="float" office:value="0.9" calcext:value-type="float">
            <text:p>0.9</text:p>
          </table:table-cell>
          <table:table-cell table:formula="of:=[$Sheet1.L17]*1000" office:value-type="float" office:value="0.56" calcext:value-type="float">
            <text:p>0.56</text:p>
          </table:table-cell>
        </table:table-row>
        <table:table-row table:style-name="ro1">
          <table:table-cell/>
          <table:table-cell table:formula="of:=[$Sheet1.B18]" office:value-type="float" office:value="4" calcext:value-type="float">
            <text:p>4</text:p>
          </table:table-cell>
          <table:table-cell table:formula="of:=[$Sheet1.C18]*1000" office:value-type="float" office:value="0.41" calcext:value-type="float">
            <text:p>0.41</text:p>
          </table:table-cell>
          <table:table-cell table:formula="of:=[$Sheet1.D18]*1000" office:value-type="float" office:value="0.63" calcext:value-type="float">
            <text:p>0.63</text:p>
          </table:table-cell>
          <table:table-cell table:formula="of:=[$Sheet1.E18]*1000" office:value-type="float" office:value="1.1" calcext:value-type="float">
            <text:p>1.1</text:p>
          </table:table-cell>
          <table:table-cell table:formula="of:=[$Sheet1.F18]*1000" office:value-type="float" office:value="0.76" calcext:value-type="float">
            <text:p>0.76</text:p>
          </table:table-cell>
          <table:table-cell table:formula="of:=[$Sheet1.G18]*1000" office:value-type="float" office:value="0.5" calcext:value-type="float">
            <text:p>0.5</text:p>
          </table:table-cell>
          <table:table-cell table:formula="of:=[$Sheet1.H18]*1000" office:value-type="float" office:value="0.7" calcext:value-type="float">
            <text:p>0.7</text:p>
          </table:table-cell>
          <table:table-cell table:formula="of:=[$Sheet1.I18]*1000" office:value-type="float" office:value="1.5" calcext:value-type="float">
            <text:p>1.5</text:p>
          </table:table-cell>
          <table:table-cell table:formula="of:=[$Sheet1.J18]*1000" office:value-type="float" office:value="0.57" calcext:value-type="float">
            <text:p>0.57</text:p>
          </table:table-cell>
          <table:table-cell table:formula="of:=[$Sheet1.K18]*1000" office:value-type="float" office:value="0.57" calcext:value-type="float">
            <text:p>0.57</text:p>
          </table:table-cell>
          <table:table-cell table:formula="of:=[$Sheet1.L18]*1000" office:value-type="float" office:value="1.2" calcext:value-type="float">
            <text:p>1.2</text:p>
          </table:table-cell>
        </table:table-row>
        <table:table-row table:style-name="ro1">
          <table:table-cell/>
          <table:table-cell table:formula="of:=[$Sheet1.B19]" office:value-type="float" office:value="5" calcext:value-type="float">
            <text:p>5</text:p>
          </table:table-cell>
          <table:table-cell table:formula="of:=[$Sheet1.C19]*1000" office:value-type="float" office:value="0.56" calcext:value-type="float">
            <text:p>0.56</text:p>
          </table:table-cell>
          <table:table-cell table:formula="of:=[$Sheet1.D19]*1000" office:value-type="float" office:value="0.97" calcext:value-type="float">
            <text:p>0.97</text:p>
          </table:table-cell>
          <table:table-cell table:formula="of:=[$Sheet1.E19]*1000" office:value-type="float" office:value="0.91" calcext:value-type="float">
            <text:p>0.91</text:p>
          </table:table-cell>
          <table:table-cell table:formula="of:=[$Sheet1.F19]*1000" office:value-type="float" office:value="1.2" calcext:value-type="float">
            <text:p>1.2</text:p>
          </table:table-cell>
          <table:table-cell table:formula="of:=[$Sheet1.G19]*1000" office:value-type="float" office:value="1" calcext:value-type="float">
            <text:p>1</text:p>
          </table:table-cell>
          <table:table-cell table:formula="of:=[$Sheet1.H19]*1000" office:value-type="float" office:value="0.87" calcext:value-type="float">
            <text:p>0.87</text:p>
          </table:table-cell>
          <table:table-cell table:formula="of:=[$Sheet1.I19]*1000" office:value-type="float" office:value="2.3" calcext:value-type="float">
            <text:p>2.3</text:p>
          </table:table-cell>
          <table:table-cell table:formula="of:=[$Sheet1.J19]*1000" office:value-type="float" office:value="1" calcext:value-type="float">
            <text:p>1</text:p>
          </table:table-cell>
          <table:table-cell table:formula="of:=[$Sheet1.K19]*1000" office:value-type="float" office:value="0.96" calcext:value-type="float">
            <text:p>0.96</text:p>
          </table:table-cell>
          <table:table-cell table:formula="of:=[$Sheet1.L19]*1000" office:value-type="float" office:value="0.52" calcext:value-type="float">
            <text:p>0.52</text:p>
          </table:table-cell>
        </table:table-row>
        <table:table-row table:style-name="ro1">
          <table:table-cell/>
          <table:table-cell table:formula="of:=[$Sheet1.B20]" office:value-type="float" office:value="0" calcext:value-type="float">
            <text:p>0</text:p>
          </table:table-cell>
          <table:table-cell table:formula="of:=[$Sheet1.C20]*1000" office:value-type="float" office:value="0" calcext:value-type="float">
            <text:p>0</text:p>
          </table:table-cell>
          <table:table-cell table:formula="of:=[$Sheet1.D20]*1000" office:value-type="float" office:value="0" calcext:value-type="float">
            <text:p>0</text:p>
          </table:table-cell>
          <table:table-cell table:formula="of:=[$Sheet1.E20]*1000" office:value-type="float" office:value="0" calcext:value-type="float">
            <text:p>0</text:p>
          </table:table-cell>
          <table:table-cell table:formula="of:=[$Sheet1.F20]*1000" office:value-type="float" office:value="0" calcext:value-type="float">
            <text:p>0</text:p>
          </table:table-cell>
          <table:table-cell table:formula="of:=[$Sheet1.G20]*1000" office:value-type="float" office:value="0" calcext:value-type="float">
            <text:p>0</text:p>
          </table:table-cell>
          <table:table-cell table:formula="of:=[$Sheet1.H20]*1000" office:value-type="float" office:value="0" calcext:value-type="float">
            <text:p>0</text:p>
          </table:table-cell>
          <table:table-cell table:formula="of:=[$Sheet1.I20]*1000" office:value-type="float" office:value="0" calcext:value-type="float">
            <text:p>0</text:p>
          </table:table-cell>
          <table:table-cell table:formula="of:=[$Sheet1.J20]*1000" office:value-type="float" office:value="0" calcext:value-type="float">
            <text:p>0</text:p>
          </table:table-cell>
          <table:table-cell table:formula="of:=[$Sheet1.K20]*1000" office:value-type="float" office:value="0" calcext:value-type="float">
            <text:p>0</text:p>
          </table:table-cell>
          <table:table-cell table:formula="of:=[$Sheet1.L20]*1000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heet1.B21]" office:value-type="string" office:string-value="mean" calcext:value-type="string">
            <text:p>mean</text:p>
          </table:table-cell>
          <table:table-cell table:formula="of:=[$Sheet1.C21]*1000" office:value-type="float" office:value="0.486" calcext:value-type="float">
            <text:p>0.486</text:p>
          </table:table-cell>
          <table:table-cell table:formula="of:=[$Sheet1.D21]*1000" office:value-type="float" office:value="0.786" calcext:value-type="float">
            <text:p>0.786</text:p>
          </table:table-cell>
          <table:table-cell table:formula="of:=[$Sheet1.E21]*1000" office:value-type="float" office:value="0.928" calcext:value-type="float">
            <text:p>0.928</text:p>
          </table:table-cell>
          <table:table-cell table:formula="of:=[$Sheet1.F21]*1000" office:value-type="float" office:value="1.048" calcext:value-type="float">
            <text:p>1.048</text:p>
          </table:table-cell>
          <table:table-cell table:formula="of:=[$Sheet1.G21]*1000" office:value-type="float" office:value="0.688" calcext:value-type="float">
            <text:p>0.688</text:p>
          </table:table-cell>
          <table:table-cell table:formula="of:=[$Sheet1.H21]*1000" office:value-type="float" office:value="0.908" calcext:value-type="float">
            <text:p>0.908</text:p>
          </table:table-cell>
          <table:table-cell table:formula="of:=[$Sheet1.I21]*1000" office:value-type="float" office:value="1.74" calcext:value-type="float">
            <text:p>1.74</text:p>
          </table:table-cell>
          <table:table-cell table:formula="of:=[$Sheet1.J21]*1000" office:value-type="float" office:value="0.83" calcext:value-type="float">
            <text:p>0.83</text:p>
          </table:table-cell>
          <table:table-cell table:formula="of:=[$Sheet1.K21]*1000" office:value-type="float" office:value="0.818" calcext:value-type="float">
            <text:p>0.818</text:p>
          </table:table-cell>
          <table:table-cell table:formula="of:=[$Sheet1.L21]*1000" office:value-type="float" office:value="0.728" calcext:value-type="float">
            <text:p>0.728</text:p>
          </table:table-cell>
        </table:table-row>
        <table:table-row table:style-name="ro1">
          <table:table-cell/>
          <table:table-cell table:formula="of:=[$Sheet1.B22]" office:value-type="string" office:string-value="sd" calcext:value-type="string">
            <text:p>sd</text:p>
          </table:table-cell>
          <table:table-cell table:formula="of:=[$Sheet1.C22]*1000" office:value-type="float" office:value="0.0844393273303382" calcext:value-type="float">
            <text:p>0.084439327330338</text:p>
          </table:table-cell>
          <table:table-cell table:formula="of:=[$Sheet1.D22]*1000" office:value-type="float" office:value="0.186627972179949" calcext:value-type="float">
            <text:p>0.186627972179949</text:p>
          </table:table-cell>
          <table:table-cell table:formula="of:=[$Sheet1.E22]*1000" office:value-type="float" office:value="0.178241409330155" calcext:value-type="float">
            <text:p>0.178241409330155</text:p>
          </table:table-cell>
          <table:table-cell table:formula="of:=[$Sheet1.F22]*1000" office:value-type="float" office:value="0.356047749606707" calcext:value-type="float">
            <text:p>0.356047749606707</text:p>
          </table:table-cell>
          <table:table-cell table:formula="of:=[$Sheet1.G22]*1000" office:value-type="float" office:value="0.187536663082182" calcext:value-type="float">
            <text:p>0.187536663082182</text:p>
          </table:table-cell>
          <table:table-cell table:formula="of:=[$Sheet1.H22]*1000" office:value-type="float" office:value="0.181300854934554" calcext:value-type="float">
            <text:p>0.181300854934554</text:p>
          </table:table-cell>
          <table:table-cell table:formula="of:=[$Sheet1.I22]*1000" office:value-type="float" office:value="0.472228758124704" calcext:value-type="float">
            <text:p>0.472228758124704</text:p>
          </table:table-cell>
          <table:table-cell table:formula="of:=[$Sheet1.J22]*1000" office:value-type="float" office:value="0.188812075884992" calcext:value-type="float">
            <text:p>0.188812075884992</text:p>
          </table:table-cell>
          <table:table-cell table:formula="of:=[$Sheet1.K22]*1000" office:value-type="float" office:value="0.242115674833332" calcext:value-type="float">
            <text:p>0.242115674833332</text:p>
          </table:table-cell>
          <table:table-cell table:formula="of:=[$Sheet1.L22]*1000" office:value-type="float" office:value="0.275626558952507" calcext:value-type="float">
            <text:p>0.275626558952507</text:p>
          </table:table-cell>
        </table:table-row>
        <table:table-row table:style-name="ro1">
          <table:table-cell/>
          <table:table-cell table:formula="of:=[$Sheet1.B23]" office:value-type="float" office:value="0" calcext:value-type="float">
            <text:p>0</text:p>
          </table:table-cell>
          <table:table-cell table:formula="of:=[$Sheet1.C23]*1000" office:value-type="float" office:value="0" calcext:value-type="float">
            <text:p>0</text:p>
          </table:table-cell>
          <table:table-cell table:formula="of:=[$Sheet1.D23]*1000" office:value-type="float" office:value="0" calcext:value-type="float">
            <text:p>0</text:p>
          </table:table-cell>
          <table:table-cell table:formula="of:=[$Sheet1.E23]*1000" office:value-type="float" office:value="0" calcext:value-type="float">
            <text:p>0</text:p>
          </table:table-cell>
          <table:table-cell table:formula="of:=[$Sheet1.F23]*1000" office:value-type="float" office:value="0" calcext:value-type="float">
            <text:p>0</text:p>
          </table:table-cell>
          <table:table-cell table:formula="of:=[$Sheet1.G23]*1000" office:value-type="float" office:value="0" calcext:value-type="float">
            <text:p>0</text:p>
          </table:table-cell>
          <table:table-cell table:formula="of:=[$Sheet1.H23]*1000" office:value-type="float" office:value="0" calcext:value-type="float">
            <text:p>0</text:p>
          </table:table-cell>
          <table:table-cell table:formula="of:=[$Sheet1.I23]*1000" office:value-type="float" office:value="0" calcext:value-type="float">
            <text:p>0</text:p>
          </table:table-cell>
          <table:table-cell table:formula="of:=[$Sheet1.J23]*1000" office:value-type="float" office:value="0" calcext:value-type="float">
            <text:p>0</text:p>
          </table:table-cell>
          <table:table-cell table:formula="of:=[$Sheet1.K23]*1000" office:value-type="float" office:value="0" calcext:value-type="float">
            <text:p>0</text:p>
          </table:table-cell>
          <table:table-cell table:formula="of:=[$Sheet1.L23]*1000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Sheet1.B24]" office:value-type="string" office:string-value="delta" calcext:value-type="string">
            <text:p>delta</text:p>
          </table:table-cell>
          <table:table-cell table:formula="of:=[$Sheet1.C24]*1000" office:value-type="float" office:value="0.0499999999999999" calcext:value-type="float">
            <text:p>0.05</text:p>
          </table:table-cell>
          <table:table-cell table:formula="of:=[$Sheet1.D24]*1000" office:value-type="float" office:value="-0.00199999999999994" calcext:value-type="float">
            <text:p>-0.002</text:p>
          </table:table-cell>
          <table:table-cell table:formula="of:=[$Sheet1.E24]*1000" office:value-type="float" office:value="0.0240000000000001" calcext:value-type="float">
            <text:p>0.024</text:p>
          </table:table-cell>
          <table:table-cell table:formula="of:=[$Sheet1.F24]*1000" office:value-type="float" office:value="0.164" calcext:value-type="float">
            <text:p>0.164</text:p>
          </table:table-cell>
          <table:table-cell table:formula="of:=[$Sheet1.G24]*1000" office:value-type="float" office:value="0.088" calcext:value-type="float">
            <text:p>0.088</text:p>
          </table:table-cell>
          <table:table-cell table:formula="of:=[$Sheet1.H24]*1000" office:value-type="float" office:value="0.094" calcext:value-type="float">
            <text:p>0.094</text:p>
          </table:table-cell>
          <table:table-cell table:formula="of:=[$Sheet1.I24]*1000" office:value-type="float" office:value="-0.0399999999999997" calcext:value-type="float">
            <text:p>-0.04</text:p>
          </table:table-cell>
          <table:table-cell table:formula="of:=[$Sheet1.J24]*1000" office:value-type="float" office:value="0.172" calcext:value-type="float">
            <text:p>0.172</text:p>
          </table:table-cell>
          <table:table-cell table:formula="of:=[$Sheet1.K24]*1000" office:value-type="float" office:value="-0.0640000000000003" calcext:value-type="float">
            <text:p>-0.064</text:p>
          </table:table-cell>
          <table:table-cell table:formula="of:=[$Sheet1.L24]*1000" office:value-type="float" office:value="-0.026" calcext:value-type="float">
            <text:p>-0.026</text:p>
          </table:table-cell>
        </table:table-row>
        <table:table-row table:style-name="ro1">
          <table:table-cell/>
          <table:table-cell table:formula="of:=[$Sheet1.B25]" office:value-type="string" office:string-value="perc" calcext:value-type="string">
            <text:p>perc</text:p>
          </table:table-cell>
          <table:table-cell table:formula="of:=[$Sheet1.C25]" office:value-type="float" office:value="0.114678899082569" calcext:value-type="float">
            <text:p>0.114678899082569</text:p>
          </table:table-cell>
          <table:table-cell table:formula="of:=[$Sheet1.D25]" office:value-type="float" office:value="-0.00253807106598977" calcext:value-type="float">
            <text:p>-0.00253807106599</text:p>
          </table:table-cell>
          <table:table-cell table:formula="of:=[$Sheet1.E25]" office:value-type="float" office:value="0.0265486725663718" calcext:value-type="float">
            <text:p>0.026548672566372</text:p>
          </table:table-cell>
          <table:table-cell table:formula="of:=[$Sheet1.F25]" office:value-type="float" office:value="0.18552036199095" calcext:value-type="float">
            <text:p>0.18552036199095</text:p>
          </table:table-cell>
          <table:table-cell table:formula="of:=[$Sheet1.G25]" office:value-type="float" office:value="0.146666666666667" calcext:value-type="float">
            <text:p>0.146666666666667</text:p>
          </table:table-cell>
          <table:table-cell table:formula="of:=[$Sheet1.H25]" office:value-type="float" office:value="0.115479115479115" calcext:value-type="float">
            <text:p>0.115479115479115</text:p>
          </table:table-cell>
          <table:table-cell table:formula="of:=[$Sheet1.I25]" office:value-type="float" office:value="-0.0224719101123594" calcext:value-type="float">
            <text:p>-0.022471910112359</text:p>
          </table:table-cell>
          <table:table-cell table:formula="of:=[$Sheet1.J25]" office:value-type="float" office:value="0.261398176291793" calcext:value-type="float">
            <text:p>0.261398176291793</text:p>
          </table:table-cell>
          <table:table-cell table:formula="of:=[$Sheet1.K25]" office:value-type="float" office:value="-0.0725623582766443" calcext:value-type="float">
            <text:p>-0.072562358276644</text:p>
          </table:table-cell>
          <table:table-cell table:formula="of:=[$Sheet1.L25]" office:value-type="float" office:value="-0.0344827586206896" calcext:value-type="float">
            <text:p>-0.03448275862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21:27:01.758691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22.062998156</meta:creation-date>
    <dc:date>2021-03-29T21:35:08.900977126</dc:date>
    <meta:editing-duration>PT1H10M22S</meta:editing-duration>
    <meta:editing-cycles>10</meta:editing-cycles>
    <meta:generator>LibreOffice/6.4.4.2$Linux_X86_64 LibreOffice_project/40$Build-2</meta:generator>
    <meta:document-statistic meta:table-count="2" meta:cell-count="437" meta:object-count="0"/>
  </office:meta>
</office:document-meta>
</file>